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3.229cm" table:align="center" style:writing-mode="lr-tb"/>
    </style:style>
    <style:style style:name="Tableau1.A" style:family="table-column">
      <style:table-column-properties style:column-width="5.906cm"/>
    </style:style>
    <style:style style:name="Tableau1.B" style:family="table-column">
      <style:table-column-properties style:column-width="7.324cm"/>
    </style:style>
    <style:style style:name="Tableau1.1" style:family="table-row">
      <style:table-row-properties style:min-row-height="0.905cm"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0.935cm" style:keep-together="true" fo:keep-together="auto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5.875cm"/>
        </style:tab-stops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style:font-name-asian="Arial Unicode MS"/>
    </style:style>
    <style:style style:name="P13" style:family="paragraph" style:parent-style-name="Standard">
      <style:paragraph-properties fo:margin-left="9.991cm" fo:margin-right="0cm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4" style:family="paragraph" style:parent-style-name="Standard">
      <style:paragraph-properties fo:margin-left="8.742cm" fo:margin-right="0cm" fo:text-indent="1.249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Title" style:master-page-name="Standard">
      <style:paragraph-properties style:page-number="auto" fo:padding-left="0cm" fo:padding-right="0.141cm" fo:padding-top="0.247cm" fo:padding-bottom="0.247cm" fo:border="0.018cm solid #000000" style:shadow="#000000 0.159cm 0.159cm"/>
    </style:style>
    <style:style style:name="P16" style:family="paragraph" style:parent-style-name="Standard" style:list-style-name="WW8Num1">
      <style:text-properties style:font-name="Arial" fo:font-size="11pt" fo:font-weight="bold" style:font-size-asian="11pt" style:font-weight-asian="bold" style:font-name-complex="Arial" style:font-weight-complex="bold"/>
    </style:style>
    <style:style style:name="T1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6" style:family="text">
      <style:text-properties style:font-name="Wingdings" fo:font-size="11pt" fo:font-weight="bold" style:font-size-asian="11pt" style:font-weight-asian="bold" style:font-weight-complex="bold"/>
    </style:style>
    <style:style style:name="T7" style:family="text">
      <style:text-properties style:text-position="super 58%" style:font-name="Arial" fo:font-size="11pt" fo:font-weight="bold" style:font-size-asian="11pt" style:font-weight-asian="bold" style:font-name-complex="Arial" style:font-weight-complex="bold"/>
    </style:style>
    <style:style style:name="T8" style:family="text">
      <style:text-properties style:text-position="super 58%" style:font-name="Arial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text-position="super 58%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tal"/>
        <text:user-field-decl office:value-type="string" office:string-value="" text:name="adresse_locaadr"/>
        <text:user-field-decl office:value-type="string" office:string-value="" text:name="personne_dtnai"/>
        <text:user-field-decl office:value-type="string" office:string-value="" text:name="dossier_matricule"/>
        <text:user-field-decl office:value-type="string" office:string-value="" text:name="adresse_codepos"/>
        <text:user-field-decl office:value-type="string" office:string-value="" text:name="foyer_sitfam"/>
        <text:user-field-decl office:value-type="string" office:string-value="" text:name="historiqueetatpe_inscritpe"/>
        <text:user-field-decl office:value-type="string" office:string-value="" text:name="orientstruct_date_valid"/>
        <text:user-field-decl office:value-type="string" office:string-value="" text:name="serviceinstructeur_lib_service"/>
        <text:user-field-decl office:value-type="string" office:string-value="0" text:name="dossierep_anonymiser"/>
      </text:user-field-decls>
      <text:p text:style-name="P15">FICHE SYNTHETIQUE</text:p>
      <text:p text:style-name="P1"/>
      <text:p text:style-name="P1"/>
      <text:section text:style-name="Sect1" text:name="SectionAnonymisee" text:condition="ooow:dossierep_anonymiser EQ &quot;1&quot;" text:display="condition">
        <text:p text:style-name="Standard"><text:span text:style-name="T1">Nom – Prénom :</text:span><text:span text:style-name="T4"> <text:s/></text:span><text:span text:style-name="T4"><text:user-field-get text:name="personne_qual"/></text:span><text:span text:style-name="T4"> </text:span><text:span text:style-name="T4"><text:user-field-get text:name="personne_nom"/></text:span><text:span text:style-name="T4"> </text:span><text:span text:style-name="T4"><text:user-field-get text:name="personne_prenom"/></text:span></text:p>
        <text:p text:style-name="P1"/>
        <text:p text:style-name="P1">Adresse : <text:tab/></text:p>
        <text:p text:style-name="P5"><text:user-field-get text:name="adresse_numvoie"/> <text:s/><text:user-field-get text:name="adresse_typevoie"/> <text:user-field-get text:name="adresse_nomvoie"/><text:user-field-get text:name="adresse_codepos"/></text:p>
        <text:p text:style-name="P5"><text:user-field-get text:name="adresse_compladr"/></text:p>
        <text:p text:style-name="P11"><text:span text:style-name="T3"><text:user-field-get text:name="adresse_codepos"/></text:span><text:span text:style-name="T3"> </text:span><text:span text:style-name="T3"><text:user-field-get text:name="adresse_locaadr"/></text:span></text:p>
        <text:p text:style-name="P1"/>
        <text:p text:style-name="P1">Date de naissance :<text:span text:style-name="T10"> </text:span><text:span text:style-name="T10"><text:user-field-get text:name="personne_dtnai"/></text:span></text:p>
      </text:section>
      <text:p text:style-name="P1"/>
      <text:p text:style-name="P1">Situation familiale :<text:span text:style-name="T10"> </text:span><text:span text:style-name="T10"><text:user-field-get text:name="foyer_sitfam"/></text:span></text:p>
      <text:p text:style-name="P1"/>
      <text:p text:style-name="P1">Inscrit au RSA depuis : </text:p>
      <text:p text:style-name="P1"/>
      <text:p text:style-name="P1">N° allocataire :<text:span text:style-name="T10"> </text:span><text:span text:style-name="T10"><text:user-field-get text:name="dossier_matricule"/></text:span></text:p>
      <text:p text:style-name="P1"/>
      <text:p text:style-name="P1">Service référent :<text:span text:style-name="T10"> </text:span><text:span text:style-name="T10"><text:user-field-get text:name="serviceinstructeur_lib_service"/></text:span></text:p>
      <text:p text:style-name="P1"/>
      <text:p text:style-name="P1">Date d’orientation :<text:span text:style-name="T10"> </text:span><text:span text:style-name="T10"><text:user-field-get text:name="orientstruct_date_valid"/></text:span></text:p>
      <text:p text:style-name="P1"/>
      <text:p text:style-name="Standard"><text:span text:style-name="T1">Inscrit à Pôle Emploi :<text:tab/></text:span><text:span text:style-name="T4"><text:user-field-get text:name="historiqueetatpe_inscritpe"/></text:span></text:p>
      <text:p text:style-name="P1"/>
      <text:p text:style-name="Standard"><text:span text:style-name="T1">Connu du service social :<text:tab/>OUI<text:tab/></text:span><text:span text:style-name="T6"></text:span><text:span text:style-name="T1"><text:tab/><text:tab/>NON<text:tab/></text:span><text:span text:style-name="T6"></text:span></text:p>
      <text:p text:style-name="P1"/>
      <text:p text:style-name="Standard"><text:span text:style-name="T1">Relance suite à <text:tab/><text:tab/></text:span><text:span text:style-name="T6">o</text:span><text:span text:style-name="T1"> <text:s/>signalement CAF</text:span></text:p>
      <text:p text:style-name="Standard"><text:span text:style-name="T1"><text:tab/><text:tab/><text:tab/><text:tab/></text:span><text:span text:style-name="T6">o</text:span><text:span text:style-name="T1"> <text:s/>signalement service de suivi</text:span></text:p>
      <text:p text:style-name="Standard"><text:span text:style-name="T1"><text:tab/><text:tab/><text:tab/><text:tab/></text:span><text:span text:style-name="T6"></text:span><text:span text:style-name="T1"> <text:s/>référence RSA</text:span>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/>
            <text:p text:style-name="P2">Date de relance</text:p>
            <text:p text:style-name="P7"/>
          </table:table-cell>
          <table:table-cell table:style-name="Tableau1.B1" office:value-type="string">
            <text:p text:style-name="P8"/>
            <text:p text:style-name="P2"/>
          </table:table-cell>
        </table:table-row>
        <table:table-row table:style-name="Tableau1.2">
          <table:table-cell table:style-name="Tableau1.A1" office:value-type="string">
            <text:p text:style-name="P8"/>
            <text:p text:style-name="P10"><text:span text:style-name="T1">1</text:span><text:span text:style-name="T7">ère</text:span><text:span text:style-name="T1"> Convocation EP</text:span></text:p>
            <text:p text:style-name="P9"/>
          </table:table-cell>
          <table:table-cell table:style-name="Tableau1.B1" office:value-type="string">
            <text:p text:style-name="P8"/>
            <text:p text:style-name="P4"/>
          </table:table-cell>
        </table:table-row>
        <table:table-row table:style-name="Tableau1.2">
          <table:table-cell table:style-name="Tableau1.A1" office:value-type="string">
            <text:p text:style-name="P8"/>
            <text:p text:style-name="P10"><text:span text:style-name="T2">2</text:span><text:span text:style-name="T8">ème</text:span><text:span text:style-name="T2"> Convocation EP</text:span></text:p>
          </table:table-cell>
          <table:table-cell table:style-name="Tableau1.B1" office:value-type="string">
            <text:p text:style-name="P8"/>
            <text:p text:style-name="P4"/>
          </table:table-cell>
        </table:table-row>
      </table:table>
      <text:p text:style-name="Standard"/>
      <text:p text:style-name="P1"/>
      <text:p text:style-name="P1"/>
      <text:h text:style-name="Heading_20_1" text:outline-level="1">COMPTE-RENDU DE LA SITUATION DE L’ALLOCATAIRE</text:h>
      <text:p text:style-name="P1"/>
      <text:p text:style-name="Standard"><text:span text:style-name="T1">Relances effectuées par le service référent : <text:tab/>OUI<text:tab/></text:span><text:span text:style-name="T6"></text:span><text:span text:style-name="T1"><text:tab/><text:tab/>NON<text:tab/></text:span><text:span text:style-name="T6"></text:span><text:span text:style-name="T1"> </text:span></text:p>
      <text:p text:style-name="P1">Si oui, préciser les dates des courrier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oft-page-break/>DOSSIER DE SUSPENSION POUR DEFAUT D’INSERTION</text:p>
      <text:p text:style-name="P1"/>
      <text:p text:style-name="P1"/>
      <text:p text:style-name="Standard"><text:span text:style-name="T5">N° ALLOCATAIRE</text:span><text:span text:style-name="T1"> : </text:span></text:p>
      <text:p text:style-name="P1"/>
      <text:p text:style-name="Standard"><text:span text:style-name="T5">1</text:span><text:span text:style-name="T9">er</text:span><text:span text:style-name="T5"> PASSAGE</text:span></text:p>
      <text:p text:style-name="P1"/>
      <text:p text:style-name="Standard"><text:span text:style-name="T5">AVIS DE L’EQUIPE PLURIDISCIPLINAIRE</text:span><text:span text:style-name="T1"> - REUNION DU </text:span></text:p>
      <text:p text:style-name="P1"/>
      <text:list xml:id="list58397261" text:style-name="WW8Num1">
        <text:list-item>
          <text:p text:style-name="P16">Réduction de l’allocation RSA de 100 €</text:p>
        </text:list-item>
        <text:list-item>
          <text:p text:style-name="P16">Report de la décision pour complément d’informations</text:p>
        </text:list-item>
        <text:list-item>
          <text:p text:style-name="P16">Délai supplémentaire d’un mois pour contacter le service référent</text:p>
        </text:list-item>
        <text:list-item>
          <text:p text:style-name="P16">Maintien de l’allocation</text:p>
        </text:list-item>
      </text:list>
      <text:p text:style-name="P1"/>
      <text:p text:style-name="P1"/>
      <text:p text:style-name="P1"/>
      <text:p text:style-name="P1"/>
      <text:p text:style-name="P1"/>
      <text:p text:style-name="P13">Pour le Président du Conseil général</text:p>
      <text:p text:style-name="P13">et par délégation,</text:p>
      <text:p text:style-name="P13">La Chef de Service adjointe de l’Insertion et de la Solidarité</text:p>
      <text:p text:style-name="P14">Flora Flamarion</text:p>
      <text:p text:style-name="P1"/>
      <text:p text:style-name="P1"/>
      <text:p text:style-name="P1"/>
      <text:p text:style-name="P1"/>
      <text:p text:style-name="P1"/>
      <text:h text:style-name="Heading_20_1" text:outline-level="1">DECISION DU PRESIDENT DU CONSEIL GENERAL</text:h>
      <text:p text:style-name="P12"/>
      <text:list xml:id="list982157964" text:continue-numbering="true" text:style-name="WW8Num1">
        <text:list-item>
          <text:p text:style-name="P16">Réduction de l’allocation RSA de 100 €</text:p>
        </text:list-item>
        <text:list-item>
          <text:p text:style-name="P16">Report de la décision pour complément d’informations</text:p>
        </text:list-item>
        <text:list-item>
          <text:p text:style-name="P16">Délai supplémentaire d’un mois pour contacter le service référent</text:p>
        </text:list-item>
        <text:list-item>
          <text:p text:style-name="P16">Maintien de l’allocation</text:p>
        </text:list-item>
      </text:list>
      <text:p text:style-name="P1"/>
      <text:p text:style-name="P1"/>
      <text:p text:style-name="P1"/>
      <text:p text:style-name="P1"/>
      <text:p text:style-name="P13">Fait à Bobigny, le</text:p>
      <text:p text:style-name="P13"/>
      <text:p text:style-name="P13"/>
      <text:p text:style-name="P13"/>
      <text:p text:style-name="P13"/>
      <text:p text:style-name="P13">Pour le Président du Conseil général</text:p>
      <text:p text:style-name="P13">et par délégation,</text:p>
      <text:p text:style-name="P13">Le Directeur Général Adjoint</text:p>
      <text:p text:style-name="P13">Etienne Champion</text:p>
      <text:p text:style-name="P1"/>
      <text:p text:style-name="P1"/>
      <text:p text:style-name="P1"/>
      <text:p text:style-name="P1"/>
      <text:p text:style-name="P1"/>
      <text:p text:style-name="P1">Courrier à l’allocataire le :</text:p>
      <text:p text:style-name="P1"/>
      <text:p text:style-name="P1">Courrier à la CAF le :</text:p>
      <text:p text:style-name="P1"/>
      <text:p text:style-name="P3"><text:soft-page-break/><text:tab/>1/2</text:p>
      <text:p text:style-name="P2"/>
      <text:p text:style-name="P2">DOSSIER DE SUSPENSION POUR DEFAUT D’INSERTION</text:p>
      <text:p text:style-name="P1"/>
      <text:p text:style-name="P1"/>
      <text:p text:style-name="Standard"><text:span text:style-name="T5">N° ALLOCATAIRE</text:span><text:span text:style-name="T1"> : </text:span></text:p>
      <text:p text:style-name="P1"/>
      <text:p text:style-name="Standard"><text:span text:style-name="T5">2</text:span><text:span text:style-name="T9">ème</text:span><text:span text:style-name="T5"> PASSAGE</text:span></text:p>
      <text:p text:style-name="P6"/>
      <text:p text:style-name="Standard"><text:span text:style-name="T5">AVIS DE L’EQUIPE PLURIDISCIPLINAIRE</text:span><text:span text:style-name="T1"> - REUNION DU </text:span></text:p>
      <text:p text:style-name="P1"/>
      <text:list xml:id="list1281113454" text:continue-numbering="true" text:style-name="WW8Num1">
        <text:list-item>
          <text:p text:style-name="P16">Suspension totale de l’allocation RSA</text:p>
        </text:list-item>
        <text:list-item>
          <text:p text:style-name="P16">Suspension partielle de l’allocation RSA</text:p>
        </text:list-item>
        <text:list-item>
          <text:p text:style-name="P16">Maintien de l’allocation</text:p>
        </text:list-item>
      </text:list>
      <text:p text:style-name="P1"/>
      <text:p text:style-name="P1"/>
      <text:p text:style-name="P1"/>
      <text:p text:style-name="P1"/>
      <text:p text:style-name="P1"/>
      <text:p text:style-name="P13">Pour le Président du Conseil général</text:p>
      <text:p text:style-name="P13">et par délégation,</text:p>
      <text:p text:style-name="P13">La Chef de Service adjointe de l’Insertion et de la Solidarité</text:p>
      <text:p text:style-name="P14">Flora Flamarion</text:p>
      <text:p text:style-name="P1"/>
      <text:p text:style-name="P1"/>
      <text:p text:style-name="P1"/>
      <text:p text:style-name="P1"/>
      <text:p text:style-name="P1"/>
      <text:h text:style-name="Heading_20_1" text:outline-level="1">DECISION DU PRESIDENT DU CONSEIL GENERAL</text:h>
      <text:p text:style-name="P12"/>
      <text:list xml:id="list1933453997" text:continue-numbering="true" text:style-name="WW8Num1">
        <text:list-item>
          <text:p text:style-name="P16">Suspension totale de l’allocation RSA</text:p>
        </text:list-item>
        <text:list-item>
          <text:p text:style-name="P16">Suspension partielle de l’allocation RSA</text:p>
        </text:list-item>
        <text:list-item>
          <text:p text:style-name="P16">Maintien de l’allocation</text:p>
        </text:list-item>
      </text:list>
      <text:p text:style-name="P1"/>
      <text:p text:style-name="P1"/>
      <text:p text:style-name="P1"/>
      <text:p text:style-name="P13">Fait à Bobigny, le</text:p>
      <text:p text:style-name="P13"/>
      <text:p text:style-name="P13"/>
      <text:p text:style-name="P13"/>
      <text:p text:style-name="P13"/>
      <text:p text:style-name="P13"/>
      <text:p text:style-name="P13">Pour le Président du Conseil général</text:p>
      <text:p text:style-name="P13">et par délégation,</text:p>
      <text:p text:style-name="P13">Le Directeur Général Adjoint</text:p>
      <text:p text:style-name="P13">Etienne Champion</text:p>
      <text:p text:style-name="P1"/>
      <text:p text:style-name="P1"/>
      <text:p text:style-name="P1"/>
      <text:p text:style-name="P1"/>
      <text:p text:style-name="P1">Courrier à l’allocataire le :</text:p>
      <text:p text:style-name="P1"/>
      <text:p text:style-name="P1">Courrier à la CAF le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next-style-name="Subtitle" style:class="chapter">
      <style:paragraph-properties fo:margin-left="4.763cm" fo:margin-right="4.572cm" fo:text-align="center" style:justify-single-word="false" fo:text-indent="0cm" style:auto-text-indent="false" fo:padding-left="0cm" fo:padding-right="0.141cm" fo:padding-top="0.035cm" fo:padding-bottom="0.035cm" fo:border="0.018cm solid #000000" style:shadow="#000000 0.159cm 0.159cm"/>
      <style:text-properties style:font-name="Arial" fo:font-size="16pt" fo:font-weight="bold" style:font-size-asian="16pt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 style:font-name-asian="Times New Roman" style:font-name-complex="Arial"/>
    </style:style>
    <style:style style:name="WW8Num1z1" style:family="text">
      <style:text-properties style:font-name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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uzolat </meta:initial-creator>
    <meta:creation-date>2011-05-23T09:57:40</meta:creation-date>
    <dc:date>2011-06-14T17:22:59</dc:date>
    <dc:creator>Christian Buffin</dc:creator>
    <meta:editing-duration>PT15M29S</meta:editing-duration>
    <meta:editing-cycles>15</meta:editing-cycles>
    <meta:generator>LibreOffice/3.3$Linux LibreOffice_project/330m19$Build-202</meta:generator>
    <meta:document-statistic meta:table-count="1" meta:image-count="0" meta:object-count="0" meta:page-count="3" meta:paragraph-count="70" meta:word-count="335" meta:character-count="2040"/>
  </office:meta>
</office:document-meta>
</file>